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80000007763185C706A6A161A.png" manifest:media-type="image/png"/>
  <manifest:file-entry manifest:full-path="Pictures/10000001000002D7000000AE8FE5ED27D4FD4D88.png" manifest:media-type="image/png"/>
  <manifest:file-entry manifest:full-path="Pictures/10000001000002E10000006E79D6EC33593951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2" text:anchor-type="char" svg:x="0.026cm" svg:y="8.419cm" svg:width="17cm" svg:height="2.536cm" draw:z-index="0"><draw:image xlink:href="Pictures/10000001000002E10000006E79D6EC3359395116.png" xlink:type="simple" xlink:show="embed" xlink:actuate="onLoad" draw:mime-type="image/png"/></draw:frame><draw:frame draw:style-name="fr1" draw:name="Image3" text:anchor-type="char" svg:x="-0.046cm" svg:y="2.17cm" svg:width="17cm" svg:height="4.068cm" draw:z-index="1"><draw:image xlink:href="Pictures/10000001000002D7000000AE8FE5ED27D4FD4D88.png" xlink:type="simple" xlink:show="embed" xlink:actuate="onLoad" draw:mime-type="image/png"/></draw:frame><draw:frame draw:style-name="fr1" draw:name="Image4" text:anchor-type="char" svg:x="0.298cm" svg:y="12.912cm" svg:width="15.452cm" svg:height="3.149cm" draw:z-index="2"><draw:image xlink:href="Pictures/10000001000002480000007763185C706A6A16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2:56.170878295</meta:creation-date>
    <dc:date>2025-01-27T10:57:57.916991737</dc:date>
    <meta:editing-duration>PT5M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